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0pt" officeooo:paragraph-rsid="002b95af" style:font-size-asian="10pt" style:font-size-complex="10pt"/>
    </style:style>
    <style:style style:name="P2" style:family="paragraph" style:parent-style-name="Standard">
      <style:text-properties style:font-name="Liberation Serif" fo:font-size="10pt" officeooo:paragraph-rsid="002fc739" style:font-size-asian="10pt" style:font-size-complex="10pt"/>
    </style:style>
    <style:style style:name="P3" style:family="paragraph" style:parent-style-name="Standard">
      <style:text-properties style:font-name="Liberation Serif" fo:font-size="10pt" officeooo:paragraph-rsid="00320269" style:font-size-asian="10pt" style:font-size-complex="10pt"/>
    </style:style>
    <style:style style:name="P4" style:family="paragraph" style:parent-style-name="Standard">
      <style:text-properties style:font-name="Liberation Serif" fo:font-size="10pt" officeooo:paragraph-rsid="003265db" fo:background-color="#ffff00" style:font-size-asian="10pt" style:font-size-complex="10pt"/>
    </style:style>
    <style:style style:name="P5" style:family="paragraph" style:parent-style-name="Standard">
      <style:text-properties style:font-name="Liberation Serif" fo:font-size="10pt" officeooo:paragraph-rsid="00320269" fo:background-color="#ffff00" style:font-size-asian="10pt" style:font-size-complex="10pt"/>
    </style:style>
    <style:style style:name="P6" style:family="paragraph" style:parent-style-name="Standard">
      <style:text-properties style:font-name="Liberation Serif" fo:font-size="10pt" officeooo:paragraph-rsid="0035c41f" fo:background-color="#ffff00" style:font-size-asian="10pt" style:font-size-complex="10pt"/>
    </style:style>
    <style:style style:name="P7" style:family="paragraph" style:parent-style-name="Standard">
      <style:text-properties style:font-name="Liberation Serif" fo:font-size="10pt" officeooo:paragraph-rsid="00381367" fo:background-color="#ffff00" style:font-size-asian="10pt" style:font-size-complex="10pt"/>
    </style:style>
    <style:style style:name="P8" style:family="paragraph" style:parent-style-name="Standard">
      <style:text-properties style:font-name="Liberation Serif" fo:font-size="10pt" officeooo:paragraph-rsid="002b95af" fo:background-color="#ffff00" style:font-size-asian="10pt" style:font-size-complex="10pt"/>
    </style:style>
    <style:style style:name="P9" style:family="paragraph" style:parent-style-name="Standard">
      <style:text-properties style:font-name="Liberation Serif" fo:font-size="10pt" officeooo:paragraph-rsid="002fc739" fo:background-color="#ffff00" style:font-size-asian="10pt" style:font-size-complex="10pt"/>
    </style:style>
    <style:style style:name="P10" style:family="paragraph" style:parent-style-name="Standard">
      <style:text-properties style:font-name="Liberation Serif" fo:font-size="10pt" officeooo:paragraph-rsid="002ec672" fo:background-color="#ffff00" style:font-size-asian="10pt" style:font-size-complex="10pt"/>
    </style:style>
    <style:style style:name="P11" style:family="paragraph" style:parent-style-name="Standard">
      <style:text-properties style:font-name="Liberation Serif" fo:font-size="10pt" officeooo:paragraph-rsid="001ff549" fo:background-color="#33ff99" style:font-size-asian="10pt" style:font-size-complex="10pt"/>
    </style:style>
    <style:style style:name="P12" style:family="paragraph" style:parent-style-name="Standard">
      <style:text-properties style:font-name="Liberation Serif" fo:font-size="10pt" officeooo:paragraph-rsid="00227e56" fo:background-color="#33ff99" style:font-size-asian="10pt" style:font-size-complex="10pt"/>
    </style:style>
    <style:style style:name="P13" style:family="paragraph" style:parent-style-name="Standard">
      <style:text-properties style:font-name="Liberation Serif" fo:font-size="10pt" officeooo:paragraph-rsid="00280662" fo:background-color="#33ff99" style:font-size-asian="10pt" style:font-size-complex="10pt"/>
    </style:style>
    <style:style style:name="P14" style:family="paragraph" style:parent-style-name="Standard">
      <style:text-properties style:font-name="Liberation Serif" fo:font-size="10pt" officeooo:paragraph-rsid="002b95af" fo:background-color="#33ff99" style:font-size-asian="10pt" style:font-size-complex="10pt"/>
    </style:style>
    <style:style style:name="P15" style:family="paragraph" style:parent-style-name="Standard">
      <style:text-properties style:font-name="Liberation Serif" fo:font-size="10pt" officeooo:paragraph-rsid="002ec672" fo:background-color="#33ff99" style:font-size-asian="10pt" style:font-size-complex="10pt"/>
    </style:style>
    <style:style style:name="P16" style:family="paragraph" style:parent-style-name="Standard">
      <style:paragraph-properties fo:text-align="justify" style:justify-single-word="false"/>
      <style:text-properties style:text-outline="false" style:text-line-through-style="none" style:text-line-through-type="none" style:font-name="Liberation Serif" fo:font-size="10pt" fo:font-style="normal" fo:text-shadow="none" style:text-underline-style="none" fo:font-weight="normal" officeooo:rsid="002d578f" officeooo:paragraph-rsid="002d578f" fo:background-color="#66ff66" style:font-size-asian="10pt" style:font-style-asian="normal" style:font-weight-asian="normal" style:font-size-complex="10pt" style:text-emphasize="none"/>
    </style:style>
    <style:style style:name="P17" style:family="paragraph" style:parent-style-name="Standard">
      <style:paragraph-properties fo:text-align="justify" style:justify-single-word="false"/>
      <style:text-properties style:text-outline="false" style:text-line-through-style="none" style:text-line-through-type="none" style:font-name="Liberation Serif" fo:font-size="10pt" fo:font-style="normal" fo:text-shadow="none" style:text-underline-style="none" fo:font-weight="normal" officeooo:rsid="002d578f" officeooo:paragraph-rsid="0042abf7" fo:background-color="#66ff66" style:font-size-asian="10pt" style:font-style-asian="normal" style:font-weight-asian="normal" style:font-size-complex="10pt" style:text-emphasize="none"/>
    </style:style>
    <style:style style:name="P18" style:family="paragraph" style:parent-style-name="Standard">
      <style:text-properties style:text-outline="false" style:text-line-through-style="none" style:text-line-through-type="none" style:font-name="Liberation Serif" fo:font-size="10pt" fo:font-style="normal" fo:text-shadow="none" style:text-underline-style="none" fo:font-weight="normal" officeooo:rsid="003265db" officeooo:paragraph-rsid="003265db" fo:background-color="#ffff00" style:font-size-asian="10pt" style:font-style-asian="normal" style:font-weight-asian="normal" style:font-size-complex="10pt" style:text-emphasize="none"/>
    </style:style>
    <style:style style:name="P19" style:family="paragraph" style:parent-style-name="Standard">
      <style:text-properties style:text-outline="false" style:text-line-through-style="none" style:text-line-through-type="none" style:font-name="Liberation Serif" fo:font-size="10pt" fo:font-style="normal" fo:text-shadow="none" style:text-underline-style="none" fo:font-weight="normal" officeooo:rsid="003265db" officeooo:paragraph-rsid="0040342c" fo:background-color="#ffff00" style:font-size-asian="10pt" style:font-style-asian="normal" style:font-weight-asian="normal" style:font-size-complex="10pt" style:text-emphasize="none"/>
    </style:style>
    <style:style style:name="P20" style:family="paragraph" style:parent-style-name="Standard">
      <style:text-properties fo:font-variant="normal" fo:text-transform="none" fo:color="#222222" style:text-outline="false" style:text-line-through-style="none" style:text-line-through-type="none" style:font-name="arial" fo:font-size="9pt" fo:letter-spacing="normal" fo:font-style="normal" fo:text-shadow="none" style:text-underline-style="none" fo:font-weight="normal" officeooo:rsid="003265db" officeooo:paragraph-rsid="003265db" fo:background-color="#ffffff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text-properties fo:font-variant="normal" fo:text-transform="none" fo:color="#222222" style:font-name="arial" fo:font-size="9pt" fo:letter-spacing="normal" fo:font-style="normal" fo:font-weight="normal" officeooo:paragraph-rsid="002b95af" style:font-size-asian="10pt" style:font-size-complex="10pt"/>
    </style:style>
    <style:style style:name="P22" style:family="paragraph" style:parent-style-name="Standard">
      <style:text-properties officeooo:paragraph-rsid="0042abf7" fo:background-color="#ffff00"/>
    </style:style>
    <style:style style:name="P23" style:family="paragraph" style:parent-style-name="Text_20_body">
      <style:text-properties fo:font-variant="normal" fo:text-transform="none" fo:color="#222222" style:font-name="arial" fo:font-size="9pt" fo:letter-spacing="normal" fo:font-style="normal" fo:font-weight="normal" officeooo:paragraph-rsid="002b95af" style:font-size-asian="10pt" style:font-size-complex="10pt"/>
    </style:style>
    <style:style style:name="P24" style:family="paragraph" style:parent-style-name="Text_20_body">
      <style:text-properties fo:font-variant="normal" fo:text-transform="none" fo:color="#222222" style:font-name="arial" fo:font-size="9pt" fo:letter-spacing="normal" fo:font-style="normal" style:text-underline-style="solid" style:text-underline-width="auto" style:text-underline-color="font-color" fo:font-weight="bold" officeooo:paragraph-rsid="002b95af" style:font-size-asian="10pt" style:font-size-complex="10pt"/>
    </style:style>
    <style:style style:name="P25" style:family="paragraph" style:parent-style-name="Text_20_body">
      <style:text-properties fo:font-variant="normal" fo:text-transform="none" fo:color="#222222" style:text-outline="false" style:text-line-through-style="none" style:text-line-through-type="none" style:font-name="arial" fo:font-size="9pt" fo:letter-spacing="normal" fo:font-style="normal" fo:text-shadow="none" style:text-underline-style="none" fo:font-weight="normal" officeooo:rsid="003265db" officeooo:paragraph-rsid="003265db" fo:background-color="#ffffff" style:font-size-asian="10pt" style:font-style-asian="normal" style:font-weight-asian="normal" style:font-size-complex="10pt" style:text-emphasize="none"/>
    </style:style>
    <style:style style:name="P26" style:family="paragraph" style:parent-style-name="Text_20_body">
      <style:text-properties fo:font-variant="normal" fo:text-transform="none" fo:color="#222222" style:text-outline="false" style:text-line-through-style="none" style:text-line-through-type="none" style:font-name="arial" fo:font-size="9pt" fo:letter-spacing="normal" fo:font-style="normal" fo:text-shadow="none" style:text-underline-style="solid" style:text-underline-width="auto" style:text-underline-color="font-color" fo:font-weight="bold" officeooo:rsid="003265db" officeooo:paragraph-rsid="003265db" fo:background-color="#ffffff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text-properties style:text-outline="false" style:text-line-through-style="none" style:text-line-through-type="none" style:font-name="Liberation Serif" fo:font-size="10pt" fo:font-style="normal" fo:text-shadow="none" style:text-underline-style="none" fo:font-weight="normal" officeooo:rsid="001ff549" officeooo:paragraph-rsid="0040342c" fo:background-color="#ffff00" style:font-size-asian="10pt" style:font-style-asian="normal" style:font-weight-asian="normal" style:font-size-complex="10pt" style:text-emphasize="none"/>
    </style:style>
    <style:style style:name="P28" style:family="paragraph" style:parent-style-name="Standard">
      <style:text-properties style:font-name="Liberation Serif" fo:font-size="10pt" officeooo:paragraph-rsid="001ff549" fo:background-color="#33ff99" style:font-size-asian="10pt" style:font-size-complex="10pt"/>
    </style:style>
    <style:style style:name="P29" style:family="paragraph" style:parent-style-name="Standard">
      <style:text-properties style:font-name="Liberation Serif" fo:font-size="10pt" officeooo:rsid="00464fd2" officeooo:paragraph-rsid="00464fd2" fo:background-color="#33ff99" style:font-size-asian="10pt" style:font-size-complex="10pt"/>
    </style:style>
    <style:style style:name="T1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fo:font-style="normal" fo:text-shadow="none" style:text-underline-style="none" fo:font-weight="normal" officeooo:rsid="001ff549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fo:font-style="normal" fo:text-shadow="none" style:text-underline-style="none" fo:font-weight="normal" officeooo:rsid="002b95af" style:font-style-asian="normal" style:font-weight-asian="normal" style:text-emphasize="none"/>
    </style:style>
    <style:style style:name="T4" style:family="text">
      <style:text-properties style:text-outline="false" style:text-line-through-style="none" style:text-line-through-type="none" fo:font-style="normal" fo:text-shadow="none" style:text-underline-style="none" fo:font-weight="normal" officeooo:rsid="002ec672" style:font-style-asian="normal" style:font-weight-asian="normal" style:text-emphasize="none"/>
    </style:style>
    <style:style style:name="T5" style:family="text">
      <style:text-properties style:text-outline="false" style:text-line-through-style="none" style:text-line-through-type="none" fo:font-style="normal" fo:text-shadow="none" style:text-underline-style="none" fo:font-weight="normal" officeooo:rsid="002fc739" style:font-style-asian="normal" style:font-weight-asian="normal" style:text-emphasize="none"/>
    </style:style>
    <style:style style:name="T6" style:family="text">
      <style:text-properties style:text-outline="false" style:text-line-through-style="none" style:text-line-through-type="none" fo:font-style="normal" fo:text-shadow="none" style:text-underline-style="none" fo:font-weight="normal" officeooo:rsid="00320269" style:font-style-asian="normal" style:font-weight-asian="normal" style:text-emphasize="none"/>
    </style:style>
    <style:style style:name="T7" style:family="text">
      <style:text-properties style:text-outline="false" style:text-line-through-style="none" style:text-line-through-type="none" fo:font-style="normal" fo:text-shadow="none" style:text-underline-style="none" fo:font-weight="normal" officeooo:rsid="003239e9" style:font-style-asian="normal" style:font-weight-asian="normal" style:text-emphasize="none"/>
    </style:style>
    <style:style style:name="T8" style:family="text">
      <style:text-properties style:text-outline="false" style:text-line-through-style="none" style:text-line-through-type="none" fo:font-style="normal" fo:text-shadow="none" style:text-underline-style="none" fo:font-weight="normal" officeooo:rsid="003265db" style:font-style-asian="normal" style:font-weight-asian="normal" style:text-emphasize="none"/>
    </style:style>
    <style:style style:name="T9" style:family="text">
      <style:text-properties style:text-outline="false" style:text-line-through-style="none" style:text-line-through-type="none" fo:font-style="normal" fo:text-shadow="none" style:text-underline-style="none" fo:font-weight="normal" officeooo:rsid="0035c41f" style:font-style-asian="normal" style:font-weight-asian="normal" style:text-emphasize="none"/>
    </style:style>
    <style:style style:name="T10" style:family="text">
      <style:text-properties style:text-outline="false" style:text-line-through-style="none" style:text-line-through-type="none" fo:font-style="normal" fo:text-shadow="none" style:text-underline-style="none" fo:font-weight="normal" officeooo:rsid="00381367" style:font-style-asian="normal" style:font-weight-asian="normal" style:text-emphasize="none"/>
    </style:style>
    <style:style style:name="T11" style:family="text">
      <style:text-properties style:text-outline="false" style:text-line-through-style="none" style:text-line-through-type="none" style:font-name="Liberation Serif" fo:font-size="10pt" fo:font-style="normal" fo:text-shadow="none" style:text-underline-style="none" fo:font-weight="normal" officeooo:rsid="001ff549" style:font-size-asian="10pt" style:font-style-asian="normal" style:font-weight-asian="normal" style:font-size-complex="10pt" style:text-emphasize="none"/>
    </style:style>
    <style:style style:name="T12" style:family="text">
      <style:text-properties style:text-outline="false" style:text-line-through-style="none" style:text-line-through-type="none" style:font-name="Liberation Serif" fo:font-size="10pt" fo:font-style="normal" fo:text-shadow="none" style:text-underline-style="none" fo:font-weight="normal" officeooo:rsid="0042abf7" style:font-size-asian="10pt" style:font-style-asian="normal" style:font-weight-asian="normal" style:font-size-complex="10pt" style:text-emphasize="none"/>
    </style:style>
    <style:style style:name="T13" style:family="text">
      <style:text-properties officeooo:rsid="001ff549"/>
    </style:style>
    <style:style style:name="T14" style:family="text">
      <style:text-properties officeooo:rsid="002df6c7"/>
    </style:style>
    <style:style style:name="T15" style:family="text">
      <style:text-properties officeooo:rsid="003fdce3"/>
    </style:style>
    <style:style style:name="T16" style:family="text">
      <style:text-properties officeooo:rsid="0040342c"/>
    </style:style>
    <style:style style:name="T17" style:family="text">
      <style:text-properties officeooo:rsid="0042abf7"/>
    </style:style>
    <style:style style:name="T18" style:family="text">
      <style:text-properties fo:font-variant="normal" fo:text-transform="none" fo:color="#222222" style:font-name="arial" fo:font-size="9pt" fo:letter-spacing="normal" fo:font-style="normal" fo:font-weight="normal"/>
    </style:style>
    <style:style style:name="T19" style:family="text">
      <style:text-properties fo:font-variant="normal" fo:text-transform="none" fo:color="#222222" style:text-outline="false" style:text-line-through-style="none" style:text-line-through-type="none" style:font-name="arial" fo:font-size="9pt" fo:letter-spacing="normal" fo:font-style="normal" fo:text-shadow="none" style:text-underline-style="none" fo:font-weight="normal" officeooo:rsid="001ff549" style:font-size-asian="10pt" style:font-style-asian="normal" style:font-weight-asian="normal" style:font-size-complex="10pt" style:text-emphasize="none"/>
    </style:style>
    <style:style style:name="T20" style:family="text">
      <style:text-properties officeooo:rsid="00464fd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Cuentas creadas en canaima(correo) y uruyen(Dominio)</text:p>
      <text:p text:style-name="P11"/>
      <text:p text:style-name="P11"><text:span text:style-name="T13">./email-useradd.sh -d "</text:span><text:span text:style-name="T1">AGUILAR FERNANDEZ NATASHA DEL CARMEN V15001886</text:span><text:span text:style-name="T13">" -b ACTIVO -m "</text:span><text:span text:style-name="T2">AGUILAR FERNANDEZ NATASHA DEL CARMEN</text:span><text:span text:style-name="T13">" -n </text:span><text:span text:style-name="T2">15001886</text:span><text:span text:style-name="T13"> -t ADMINISTRATIVO -p </text:span><text:span text:style-name="T2">15001886</text:span><text:span text:style-name="T13"> naguilar</text:span></text:p>
      <text:p text:style-name="P11"/>
      <text:p text:style-name="P12"><text:span text:style-name="T13">./email-useradd.sh -d "</text:span><text:span text:style-name="T1">CARABALLO BOLIVAR SUYSMAL ADRIANA V18521372</text:span><text:span text:style-name="T13">" -b ACTIVO -m "</text:span><text:span text:style-name="T1">CARABALLO BOLIVAR SUYSMAL ADRIANA</text:span><text:span text:style-name="T13">" -n V</text:span><text:span text:style-name="T2">18521372</text:span><text:span text:style-name="T13"> -t ADMINISTRATIVO -p </text:span><text:span text:style-name="T2">18521372</text:span><text:span text:style-name="T13"> scaraballo</text:span></text:p>
      <text:p text:style-name="P12"/>
      <text:p text:style-name="P13"><text:span text:style-name="T13">./email-useradd.sh -d "</text:span><text:span text:style-name="T1">COLON PALMA KARINA DE LOS ANGELES V13157642</text:span><text:span text:style-name="T13">" -b ACTIVO -m "</text:span><text:span text:style-name="T1">CHACON COLON PALMA KARINA DE LOS ANGELES</text:span><text:span text:style-name="T13">" -n V</text:span><text:span text:style-name="T2">13157642</text:span><text:span text:style-name="T13"> -t ADMINISTRATIVO -p </text:span><text:span text:style-name="T2">13157642</text:span><text:span text:style-name="T13"> kcolon</text:span></text:p>
      <text:p text:style-name="P13"/>
      <text:p text:style-name="P14"><text:span text:style-name="T13">./email-useradd.sh -d "</text:span><text:span text:style-name="T1">GIL DAVIDSON LUIS EDUARDO V13804506</text:span><text:span text:style-name="T13">" -b ACTIVO -m "</text:span><text:span text:style-name="T2">GIL DAVIDSON LUIS EDUARDO</text:span><text:span text:style-name="T13">" -n V</text:span><text:span text:style-name="T1">13804506</text:span><text:span text:style-name="T13"> -t ADMINISTRATIVO -p </text:span><text:span text:style-name="T1">13804506</text:span><text:span text:style-name="T13"> lgil</text:span></text:p>
      <text:p text:style-name="P14"/>
      <text:p text:style-name="P14"><text:span text:style-name="T13">./email-useradd.sh -d "</text:span><text:span text:style-name="T1">GOMEZ MARTA OMAR V12600689</text:span><text:span text:style-name="T13">" -b ACTIVO -m "</text:span><text:span text:style-name="T1">GOMEZ MARTA OMAR</text:span><text:span text:style-name="T13">" -n </text:span><text:span text:style-name="T1">12600689</text:span><text:span text:style-name="T13"> -t ADMINISTRATIVO -p V</text:span><text:span text:style-name="T1">12600689</text:span><text:span text:style-name="T13"> mogomez</text:span></text:p>
      <text:p text:style-name="P14"/>
      <text:p text:style-name="P14"><text:span text:style-name="T13">./email-useradd.sh -d "</text:span><text:span text:style-name="T1">GONZALEZ BRAVO ANNYS VIRGINIA V21235568</text:span><text:span text:style-name="T13">" -b ACTIVO -m "</text:span><text:span text:style-name="T1">GONZALEZ BRAVO ANNYS VIRGINIA</text:span><text:span text:style-name="T13">" -n V</text:span><text:span text:style-name="T1">21235568</text:span><text:span text:style-name="T13"> -t ADMINISTRATIVO -p </text:span><text:span text:style-name="T1">21235568</text:span><text:span text:style-name="T13"> avgonzalez</text:span></text:p>
      <text:p text:style-name="P14"/>
      <text:p text:style-name="P14"><text:span text:style-name="T13">./email-useradd.sh -d "</text:span><text:span text:style-name="T1">JAIMES QUINONEZ YERLY ANDREINA V18886306</text:span><text:span text:style-name="T13">" -b ACTIVO -m "</text:span><text:span text:style-name="T1">JAIMES QUINONEZ YERLY ANDREINA</text:span><text:span text:style-name="T13">" -n V</text:span><text:span text:style-name="T1">18886306</text:span><text:span text:style-name="T13"> -t ADMINISTRATIVO -p </text:span><text:span text:style-name="T1">18886306</text:span><text:span text:style-name="T13"> yajaimes</text:span></text:p>
      <text:p text:style-name="P14"/>
      <text:p text:style-name="P14"><text:span text:style-name="T13">./email-useradd.sh -d "</text:span><text:span text:style-name="T1">LOPEZ CALDEA DANIELYS DEL VALLE V25936359</text:span><text:span text:style-name="T13">" -b ACTIVO -m "</text:span><text:span text:style-name="T1">LOPEZ CALDEA DANIELYS DEL VALLE</text:span><text:span text:style-name="T13">" -n V</text:span><text:span text:style-name="T1">25936359</text:span><text:span text:style-name="T13"> -t ADMINISTRATIVO -p </text:span><text:span text:style-name="T1">25936359</text:span><text:span text:style-name="T13"> dlopez</text:span></text:p>
      <text:p text:style-name="P14"/>
      <text:p text:style-name="P8"><text:span text:style-name="T13">./email-useradd.sh -d "</text:span><text:span text:style-name="T2">OLIVARES LEDEZMA YOLIMAR CAROLINA</text:span><text:span text:style-name="T1"> V15570866</text:span><text:span text:style-name="T13">" -b ACTIVO -m "</text:span><text:span text:style-name="T2">OLIVARES LEDEZMA YOLIMAR CAROLINA</text:span><text:span text:style-name="T13">" -n V</text:span><text:span text:style-name="T1">15570866</text:span><text:span text:style-name="T13"> -t ADMINISTRATIVO -p </text:span><text:span text:style-name="T1">15570866</text:span><text:span text:style-name="T13"> </text:span><text:span text:style-name="T1">ycolivares</text:span></text:p>
      <text:p text:style-name="P14"/>
      <text:p text:style-name="P14"><text:span text:style-name="T13">./email-useradd.sh -d "</text:span><text:span text:style-name="T2">PINTO MARCANO JENIREE DE LOS ANGELES</text:span><text:span text:style-name="T1"> V19095622</text:span><text:span text:style-name="T13">" -b ACTIVO -m "</text:span><text:span text:style-name="T2">PINTO MARCANO JENIREE DE LOS ANGELES</text:span><text:span text:style-name="T13">" -n V</text:span><text:span text:style-name="T1">19095622</text:span><text:span text:style-name="T13"> -t ADMINISTRATIVO -p </text:span><text:span text:style-name="T1">19095622 jpinto</text:span></text:p>
      <text:p text:style-name="P14"/>
      <text:p text:style-name="P14"><text:span text:style-name="T13">./email-useradd.sh -d "</text:span><text:span text:style-name="T1">SALAZAR MARCANO ESTEFANIA DEL VALLE V18817627</text:span><text:span text:style-name="T13">" -b ACTIVO -m "</text:span><text:span text:style-name="T1">SALAZAR MARCANO ESTEFANIA DEL VALLE</text:span><text:span text:style-name="T13">" -n V</text:span><text:span text:style-name="T1">18817627</text:span><text:span text:style-name="T13"> -t ADMINISTRATIVO -p </text:span><text:span text:style-name="T1">18817627 evsalazar</text:span></text:p>
      <text:p text:style-name="P14"/>
      <text:p text:style-name="P14"><text:span text:style-name="T2">./email-useradd.sh -d "</text:span><text:span text:style-name="T1">SUAREZ FERNANDEZ EDGAR SERAFIN V14668749</text:span><text:span text:style-name="T2">" -b ACTIVO -m "</text:span><text:span text:style-name="T1">SUAREZ FERNANDEZ EDGAR SERAFIN</text:span><text:span text:style-name="T2">" -n </text:span><text:span text:style-name="T3">V</text:span><text:span text:style-name="T1">14668749</text:span><text:span text:style-name="T2"> -t ADMINISTRATIVO -p </text:span><text:span text:style-name="T1">14668749 e</text:span><text:span text:style-name="T3">suarez</text:span></text:p>
      <text:p text:style-name="P14"/>
      <text:p text:style-name="P14"><text:span text:style-name="T2">./email-useradd.sh -d "</text:span><text:span text:style-name="T1">YAÑEZ SANCHEZ ANGEL JESUS</text:span><text:span text:style-name="T3"> V</text:span><text:span text:style-name="T1">10219053</text:span><text:span text:style-name="T2">" -b ACTIVO -m "</text:span><text:span text:style-name="T1">YAÑEZ SANCHEZ ANGEL JESUS</text:span><text:span text:style-name="T2">" -n </text:span><text:span text:style-name="T3">V</text:span><text:span text:style-name="T1">10219053</text:span><text:span text:style-name="T2"> -t ADMINISTRATIVO -p </text:span><text:span text:style-name="T1">10219053</text:span><text:span text:style-name="T3"> </text:span><text:span text:style-name="T1">ayanez</text:span></text:p>
      <text:p text:style-name="P14"/>
      <text:p text:style-name="P14"/>
      <text:p text:style-name="P17"><text:span text:style-name="T1">Las </text:span><text:span text:style-name="T17">ANTERIORES</text:span><text:span text:style-name="T1"> cuentas de correo fueron creadas el día 25-01-2018 y el 26-01-2018, para el momento se desconoce el estatus de este personal, se debe hacer contacto con el departamento pertinente </text:span><text:span text:style-name="T14">y así</text:span><text:span text:style-name="T1"> contactar a dichas personas </text:span><text:span text:style-name="T14">para</text:span><text:span text:style-name="T1"> que suministren ante el departamento de infraestructura tecnológica una dirección de correo alternativo para hacer llegar los datos de acceso a la cuenta creada. </text:span><text:span text:style-name="T20">También se deben verificar que se hayan agregado en la lista de correos masivos todos uneg y al de su respectivo departamento o dependencia.</text:span></text:p>
      <text:p text:style-name="P14"/>
      <text:p text:style-name="P10"><text:span text:style-name="T2">./email-useradd.sh -d "</text:span><text:span text:style-name="T4">JOSE LINO FERMIN LOZADA</text:span><text:span text:style-name="T3"> V</text:span><text:span text:style-name="T4">12653006</text:span><text:span text:style-name="T2">" -b ACTIVO -m "</text:span><text:span text:style-name="T4">JOSE LINO FERMIN LOZADA</text:span><text:span text:style-name="T2">" -n </text:span><text:span text:style-name="T3">V</text:span><text:span text:style-name="T4">12653006</text:span><text:span text:style-name="T2"> -t ADMINISTRATIVO -p </text:span><text:span text:style-name="T4">12653006</text:span><text:span text:style-name="T3"> </text:span><text:span text:style-name="T4">jfermin</text:span></text:p>
      <text:p text:style-name="P15"/>
      <text:p text:style-name="P9"><text:span text:style-name="T2">./email-useradd.sh -d "</text:span><text:span text:style-name="T5">YELITZA COROMOTO BECERRA CARPIO </text:span><text:span text:style-name="T3">V</text:span><text:span text:style-name="T5">17338335</text:span><text:span text:style-name="T2">" -b ACTIVO -m "</text:span><text:span text:style-name="T5">YELITZA COROMOTO BECERRA CARPIO</text:span><text:span text:style-name="T2">" -n <text:s/></text:span><text:span text:style-name="T3">V</text:span><text:span text:style-name="T5">17338335 </text:span><text:span text:style-name="T2">-t ADMINISTRATIVO -p </text:span><text:span text:style-name="T5">17338335</text:span><text:span text:style-name="T3"> </text:span><text:span text:style-name="T5">ybecerra</text:span></text:p>
      <text:p text:style-name="P2"/>
      <text:p text:style-name="P5"><text:span text:style-name="T2">./email-useradd.sh -d "</text:span><text:span text:style-name="T6">RICHARD JOSE QUIJADA HERNANDEZ</text:span><text:span text:style-name="T5"> </text:span><text:span text:style-name="T3">V</text:span><text:span text:style-name="T5">1</text:span><text:span text:style-name="T6">8623329</text:span><text:span text:style-name="T2">" -b ACTIVO -m "</text:span><text:span text:style-name="T6">RICHARD JOSE QUIJADA HERNANDEZ</text:span><text:span text:style-name="T2">" -n <text:s/></text:span><text:span text:style-name="T3">V</text:span><text:span text:style-name="T5">1</text:span><text:span text:style-name="T6">8623329</text:span><text:span text:style-name="T5"> </text:span><text:span text:style-name="T2">-t </text:span><text:span text:style-name="T6">DOCENTE</text:span><text:span text:style-name="T2"> -p </text:span><text:span text:style-name="T5">1</text:span><text:span text:style-name="T6">8623329</text:span><text:span text:style-name="T3"> </text:span><text:span text:style-name="T6">r</text:span><text:span text:style-name="T7">j</text:span><text:span text:style-name="T6">quijada</text:span></text:p>
      <text:p text:style-name="P3"/>
      <text:p text:style-name="P4"><text:span text:style-name="T2">./email-useradd.sh -d "</text:span><text:span text:style-name="T8">JEANINA KARINA FREITES GONZÁLEZ</text:span><text:span text:style-name="T5"> </text:span><text:span text:style-name="T3">V</text:span><text:span text:style-name="T8">18246288</text:span><text:span text:style-name="T2">" -b ACTIVO -m "</text:span><text:span text:style-name="T8">JEANINA KARINA </text:span><text:soft-page-break/><text:span text:style-name="T8">FREITES GONZÁLEZ</text:span><text:span text:style-name="T2">" -n <text:s/></text:span><text:span text:style-name="T3">V</text:span><text:span text:style-name="T5">1</text:span><text:span text:style-name="T6">8</text:span><text:span text:style-name="T8">246288</text:span><text:span text:style-name="T5"> </text:span><text:span text:style-name="T2">-t </text:span><text:span text:style-name="T6">DOCENTE</text:span><text:span text:style-name="T2"> -p </text:span><text:span text:style-name="T8">18246288</text:span><text:span text:style-name="T3"> </text:span><text:span text:style-name="T8">jfreites</text:span></text:p>
      <text:p text:style-name="P4"/>
      <text:p text:style-name="P6"><text:span text:style-name="T2">./email-useradd.sh -d "</text:span><text:span text:style-name="T9">MARJORIE GIL</text:span><text:span text:style-name="T5"> </text:span><text:span text:style-name="T3">V</text:span><text:span text:style-name="T9">12360667</text:span><text:span text:style-name="T2">" -b ACTIVO -m "</text:span><text:span text:style-name="T9">MARJORIE GIL</text:span><text:span text:style-name="T2">" -n <text:s/></text:span><text:span text:style-name="T3">V</text:span><text:span text:style-name="T9">12360667</text:span><text:span text:style-name="T5"> </text:span><text:span text:style-name="T2">-t </text:span><text:span text:style-name="T9">ADMINISTRATIVO</text:span><text:span text:style-name="T2"> -p </text:span><text:span text:style-name="T9">12360667</text:span><text:span text:style-name="T3"> </text:span><text:span text:style-name="T9">mgil</text:span></text:p>
      <text:p text:style-name="P6"/>
      <text:p text:style-name="P7"><text:bookmark text:name="m_-7085535256171590915mid_CAKmKjtoMk7u_c_zx5VqS8TkjpD9ES_qYcNXVeJiz5pzW_5YihQ_mail_gmail_com"/><text:span text:style-name="T2">./email-useradd.sh -d "</text:span><text:span text:style-name="T10">YENIRE</text:span><text:span text:style-name="T9"> </text:span><text:span text:style-name="T10">PINTO</text:span><text:span text:style-name="T5"> </text:span><text:span text:style-name="T10">V19095622</text:span><text:span text:style-name="T2">" -b ACTIVO -m "</text:span><text:span text:style-name="T10">YENIRE PINTO</text:span><text:span text:style-name="T2">" -n <text:s/></text:span><text:span text:style-name="T3">V</text:span><text:span text:style-name="T9">1</text:span><text:span text:style-name="T10">9095622</text:span><text:span text:style-name="T9"> </text:span><text:span text:style-name="T2">-t </text:span><text:span text:style-name="T9">ADMINISTRATIVO</text:span><text:span text:style-name="T2"> -p </text:span><text:span text:style-name="T10">19095622</text:span><text:span text:style-name="T3"> </text:span><text:span text:style-name="T10">ypinto</text:span></text:p>
      <text:p text:style-name="P18"/>
      <text:p text:style-name="P27">./email-useradd.sh -d "BETANIA GOMEZ V20505335" -b ACTIVO -m "BETANIA GOMEZ" -n <text:s/>V20505335 -t ADMINISTRATIVO -p 20505335 bgomez</text:p>
      <text:p text:style-name="P19"/>
      <text:p text:style-name="P22"><text:span text:style-name="T11">./email-useradd.sh -d "ANA KATIUSKA RODRIGUEZ ALFONZO V</text:span><text:span text:style-name="T18">13731447</text:span><text:span text:style-name="T11">" -b ACTIVO -m "ANA KATIUSKA RODRIGUEZ ALFONZO" -n V</text:span><text:span text:style-name="T19">13731447</text:span><text:span text:style-name="T11"> -t ADMINISTRATIVO -p </text:span><text:span text:style-name="T19">13731447</text:span><text:span text:style-name="T11"> </text:span><text:span text:style-name="T12">akrodriguez</text:span></text:p>
      <text:p text:style-name="P18"/>
      <text:p text:style-name="P26">Departamento de Servicios Generales</text:p>
      <text:p text:style-name="P25">Marjorie Gil, Ficha: 07910 CI. 12.360.667 (NUEVO INGRESO) <text:span text:style-name="T15">(mgil)</text:span></text:p>
      <text:p text:style-name="P25">Larry Bacadare, Ficha: 07438 CI. 14.440.973 <text:span text:style-name="T15">(lbacadare)</text:span></text:p>
      <text:p text:style-name="P20">José Daniel Campos, Ficha: 80139 CI. 18.886.938 <text:span text:style-name="T15">(jcampos)</text:span></text:p>
      <text:p text:style-name="P1"/>
      <text:p text:style-name="P24">Coordinación de Contabilidad</text:p>
      <text:p text:style-name="P23">Betania Gómez, Ficha: 07911 CI. 20.505.335 (NUEVO INGRESO) <text:span text:style-name="T16">(bgomez)</text:span></text:p>
      <text:p text:style-name="P23">Mariam Vargas, Ficha: 07727 CI. 23.897.830 <text:span text:style-name="T16">(mavargas)</text:span></text:p>
      <text:p text:style-name="P21">Evelith Ibarra, Ficha: 07536 CI. 17.344.117 <text:span text:style-name="T16">() (eibarra)</text:span></text:p>
      <text:p text:style-name="P1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vans </meta:initial-creator>
    <meta:creation-date>2018-01-23T09:42:06.169836170</meta:creation-date>
    <dc:date>2018-03-28T09:02:40.946969186</dc:date>
    <meta:editing-duration>PT20H25M14S</meta:editing-duration>
    <meta:editing-cycles>16</meta:editing-cycles>
    <meta:generator>LibreOffice/4.3.3.2$Linux_x86 LibreOffice_project/430m0$Build-2</meta:generator>
    <meta:document-statistic meta:table-count="0" meta:image-count="0" meta:object-count="0" meta:page-count="2" meta:paragraph-count="31" meta:word-count="589" meta:character-count="4279" meta:non-whitespace-character-count="3715"/>
  </office:meta>
</office:document-meta>
</file>